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stroke="solid" draw:marker-start="" draw:marker-end="" draw:fill="none" draw:textarea-vertical-align="middle"/>
    </style:style>
    <style:style style:name="gr5" style:family="graphic" style:parent-style-name="standard">
      <style:graphic-properties draw:stroke="none" svg:stroke-color="#000000" draw:marker-start="" draw:marker-end="" draw:fill="none" draw:fill-color="#ffffff" draw:auto-grow-height="true" draw:auto-grow-width="false" fo:max-height="0cm" fo:min-height="0cm"/>
    </style:style>
    <style:style style:name="gr6" style:family="graphic" style:parent-style-name="objectwithoutfill">
      <style:graphic-properties draw:stroke="solid" draw:marker-start="Arrow" draw:marker-start-width="0.508cm" draw:marker-end="" draw:fill="none" draw:textarea-vertical-align="middle"/>
    </style:style>
    <style:style style:name="gr7" style:family="graphic" style:parent-style-name="objectwithoutfill">
      <style:graphic-properties draw:stroke="solid" draw:marker-start="Arrow" draw:marker-end="" draw:fill="none" draw:textarea-vertical-align="middle"/>
    </style:style>
    <style:style style:name="gr8" style:family="graphic" style:parent-style-name="objectwithoutfill">
      <style:graphic-properties draw:stroke="dash" draw:stroke-dash="Fine_20_Dashed" draw:marker-start="" draw:marker-end="Arrow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draw:auto-grow-height="true"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3.859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P5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text-underline-style="solid" style:text-underline-width="auto" style:text-underline-color="font-color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ing Cython to Optimize and Expand Python</text:p>
          </draw:text-box>
        </draw:frame>
        <draw:frame presentation:style-name="pr2" draw:layer="layout" svg:width="25.199cm" svg:height="13.859cm" svg:x="1.4cm" svg:y="4.914cm" presentation:class="subtitle">
          <draw:text-box>
            <text:p>Brian Magill</text:p>
            <text:p>April 8, 2015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Hybrid Language</text:span></text:p>
              </text:list-item>
              <text:list-item>
                <text:p><text:span text:style-name="T1">Can wrap almost all of C/C++</text:span></text:p>
              </text:list-item>
              <text:list-item>
                <text:p><text:span text:style-name="T1">Python “Compiler”</text:span></text:p>
              </text:list-item>
              <text:list-item>
                <text:p><text:span text:style-name="T1">Can speed up code over 100x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allation</text:p>
          </draw:text-box>
        </draw:frame>
        <draw:frame presentation:style-name="pr7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Comes with Anaconda Distribution</text:span></text:p>
              </text:list-item>
              <text:list-item>
                <text:p><text:span text:style-name="T1">Also the PythonXY Distribution</text:span></text:p>
              </text:list-item>
              <text:list-item>
                <text:p><text:span text:style-name="T1">MacPorts for OSX</text:span></text:p>
              </text:list-item>
              <text:list-item>
                <text:p><text:span text:style-name="T1">Apt-get with Debian or Ubuntu</text:span></text:p>
              </text:list-item>
              <text:list-item>
                <text:p><text:span text:style-name="T1">From source</text:span></text:p>
              </text:list-item>
              <text:list-item>
                <text:p><text:span text:style-name="T1">Many other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304cm" presentation:class="title" presentation:user-transformed="true">
          <draw:text-box>
            <text:p>Process Flow</text:p>
          </draw:text-box>
        </draw:frame>
        <draw:rect draw:style-name="gr2" draw:text-style-name="P2" draw:layer="layout" svg:width="4.572cm" svg:height="1.778cm" svg:x="12.446cm" svg:y="6.858cm">
          <text:p/>
        </draw:rect>
        <draw:frame draw:style-name="gr3" draw:text-style-name="P3" draw:layer="layout" svg:width="2.794cm" svg:height="0.962cm" svg:x="13.462cm" svg:y="7.366cm">
          <draw:text-box>
            <text:p text:style-name="P3">Cython</text:p>
          </draw:text-box>
        </draw:frame>
        <draw:rect draw:style-name="gr2" draw:text-style-name="P2" draw:layer="layout" svg:width="4.572cm" svg:height="2.794cm" svg:x="12.446cm" svg:y="13.208cm">
          <text:p/>
        </draw:rect>
        <draw:frame draw:style-name="gr3" draw:text-style-name="P3" draw:layer="layout" svg:width="3.302cm" svg:height="1.673cm" svg:x="12.954cm" svg:y="13.821cm">
          <draw:text-box>
            <text:p text:style-name="P3">C/C++ Compiler</text:p>
          </draw:text-box>
        </draw:frame>
        <draw:line draw:style-name="gr4" draw:text-style-name="P2" draw:layer="layout" svg:x1="12.192cm" svg:y1="4.064cm" svg:x2="17.018cm" svg:y2="4.064cm">
          <text:p/>
        </draw:line>
        <draw:line draw:style-name="gr4" draw:text-style-name="P2" draw:layer="layout" svg:x1="12.192cm" svg:y1="5.08cm" svg:x2="17.018cm" svg:y2="5.08cm">
          <text:p/>
        </draw:line>
        <draw:frame draw:style-name="gr5" draw:text-style-name="P3" draw:layer="layout" svg:width="2.794cm" svg:height="0.962cm" svg:x="13.208cm" svg:y="4.118cm">
          <draw:text-box>
            <text:p text:style-name="P3">Pyx file</text:p>
          </draw:text-box>
        </draw:frame>
        <draw:line draw:style-name="gr4" draw:text-style-name="P2" draw:layer="layout" svg:x1="12.192cm" svg:y1="10.468cm" svg:x2="17.018cm" svg:y2="10.468cm">
          <text:p/>
        </draw:line>
        <draw:line draw:style-name="gr4" draw:text-style-name="P2" draw:layer="layout" svg:x1="12.192cm" svg:y1="11.43cm" svg:x2="17.018cm" svg:y2="11.43cm">
          <text:p/>
        </draw:line>
        <draw:frame draw:style-name="gr5" draw:text-style-name="P3" draw:layer="layout" svg:width="4.572cm" svg:height="0.962cm" svg:x="13.208cm" svg:y="10.468cm">
          <draw:text-box>
            <text:p text:style-name="P3">C/C++ file</text:p>
          </draw:text-box>
        </draw:frame>
        <draw:frame draw:style-name="gr5" draw:text-style-name="P3" draw:layer="layout" svg:width="4.572cm" svg:height="0.962cm" svg:x="12.446cm" svg:y="18.288cm">
          <draw:text-box>
            <text:p text:style-name="P3">Shared object </text:p>
          </draw:text-box>
        </draw:frame>
        <draw:line draw:style-name="gr6" draw:text-style-name="P2" draw:layer="layout" svg:x1="14.478cm" svg:y1="6.858cm" svg:x2="14.478cm" svg:y2="5.359cm">
          <text:p/>
        </draw:line>
        <draw:line draw:style-name="gr6" draw:text-style-name="P2" draw:layer="layout" svg:x1="14.478cm" svg:y1="10.135cm" svg:x2="14.478cm" svg:y2="8.636cm">
          <text:p/>
        </draw:line>
        <draw:line draw:style-name="gr6" draw:text-style-name="P2" draw:layer="layout" svg:x1="14.478cm" svg:y1="13.208cm" svg:x2="14.478cm" svg:y2="11.709cm">
          <text:p/>
        </draw:line>
        <draw:line draw:style-name="gr6" draw:text-style-name="P2" draw:layer="layout" svg:x1="14.478cm" svg:y1="17.526cm" svg:x2="14.478cm" svg:y2="16.027cm">
          <text:p/>
        </draw:line>
        <draw:ellipse draw:style-name="gr7" draw:text-style-name="P2" draw:layer="layout" svg:width="5.842cm" svg:height="1.778cm" svg:x="11.684cm" svg:y="17.78cm">
          <text:p/>
        </draw:ellipse>
        <draw:line draw:style-name="gr4" draw:text-style-name="P2" draw:layer="layout" svg:x1="20.574cm" svg:y1="19.558cm" svg:x2="24.638cm" svg:y2="19.558cm">
          <text:p/>
        </draw:line>
        <draw:frame draw:style-name="gr5" draw:text-style-name="P3" draw:layer="layout" svg:width="4.572cm" svg:height="0.962cm" svg:x="12.447cm" svg:y="18.289cm">
          <draw:text-box>
            <text:p text:style-name="P3">Shared object </text:p>
          </draw:text-box>
        </draw:frame>
        <draw:frame draw:style-name="gr5" draw:text-style-name="P3" draw:layer="layout" svg:width="4.572cm" svg:height="0.962cm" svg:x="20.32cm" svg:y="18.088cm">
          <draw:text-box>
            <text:p text:style-name="P3">Python Script</text:p>
          </draw:text-box>
        </draw:frame>
        <draw:line draw:style-name="gr4" draw:text-style-name="P2" draw:layer="layout" svg:x1="20.574cm" svg:y1="17.78cm" svg:x2="24.638cm" svg:y2="17.78cm">
          <text:p/>
        </draw:line>
        <draw:line draw:style-name="gr8" draw:text-style-name="P2" draw:layer="layout" svg:x1="18.034cm" svg:y1="18.542cm" svg:x2="20.32cm" svg:y2="18.542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ays to Invoke Cython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Distributils (i.e., setup.py)</text:p>
              </text:list-item>
              <text:list-item>
                <text:p>Import Cython inside Python program</text:p>
              </text:list-item>
              <text:list-item>
                <text:p>Run manual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ython conventions</text:p>
          </draw:text-box>
        </draw:frame>
        <draw:frame presentation:style-name="pr7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File extension is pyx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imple Example:</text:p>
          </draw:text-box>
        </draw:frame>
        <draw:frame draw:style-name="gr9" draw:text-style-name="P5" draw:layer="layout" svg:width="11.788cm" svg:height="8.576cm" svg:x="5.842cm" svg:y="4.826cm">
          <draw:text-box>
            <text:p><text:span text:style-name="T2">import math</text:span></text:p>
            <text:p><text:span text:style-name="T2"/></text:p>
            <text:p><text:span text:style-name="T2">def G(n):</text:span></text:p>
            <text:p><text:span text:style-name="T2"><text:s text:c="4"/></text:span><text:span text:style-name="T2">"""Douglas Hofstadter's G Sequence"""</text:span></text:p>
            <text:p><text:span text:style-name="T2"/></text:p>
            <text:p><text:span text:style-name="T2"><text:s text:c="4"/></text:span><text:span text:style-name="T2">if n == 0:</text:span></text:p>
            <text:p><text:span text:style-name="T2"><text:s text:c="8"/></text:span><text:span text:style-name="T2">return 0</text:span></text:p>
            <text:p><text:span text:style-name="T2"/></text:p>
            <text:p><text:span text:style-name="T2"><text:s text:c="4"/></text:span><text:span text:style-name="T2">return n - G(G(n -1))</text:span></text:p>
            <text:p><text:span text:style-name="T2"/></text:p>
            <text:p><text:span text:style-name="T2"/></text:p>
            <text:p><text:span text:style-name="T2">def closed_form(n):</text:span></text:p>
            <text:p><text:span text:style-name="T2"><text:s text:c="4"/></text:span><text:span text:style-name="T2">GOLDEN_RATIO = (1. + math.sqrt(5))/2.</text:span></text:p>
            <text:p><text:span text:style-name="T2"><text:s text:c="4"/></text:span><text:span text:style-name="T2">return int(math.floor((n + 1)/GOLDEN_RATIO))</text:span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rapping C++ example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rapped Python library: ccplot</text:p>
          </draw:text-box>
        </draw:frame>
        <draw:frame presentation:style-name="pr7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Wrapping C function example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NumPy example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Optimization strategies</text:p>
          </draw:text-box>
        </draw:frame>
        <draw:frame presentation:style-name="pr7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Profile code first</text:span></text:p>
              </text:list-item>
              <text:list-item>
                <text:p><text:span text:style-name="T1">Study design/algorithm</text:span></text:p>
              </text:list-item>
              <text:list-item>
                <text:p><text:span text:style-name="T1">Apply Cython to functions of interest</text:span></text:p>
              </text:list-item>
              <text:list-item>
                <text:p><text:span text:style-name="T1">Add data types to functions' arguments</text:span></text:p>
              </text:list-item>
              <text:list-item>
                <text:p><text:span text:style-name="T1">Add data types to internal variables</text:span></text:p>
              </text:list-item>
              <text:list-item>
                <text:p><text:span text:style-name="T1">Play around with loops</text:span></text:p>
              </text:list-item>
              <text:list-item>
                <text:p><text:span text:style-name="T1">Replace Python functions with C equivalents</text:span></text:p>
              </text:list-item>
              <text:list-item>
                <text:p><text:span text:style-name="T1">Profile after each step (Not all enhancements will work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Profiling and Analysis Tool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IPython's %timeit</text:p>
              </text:list-item>
              <text:list-item>
                <text:p>Cprofile</text:p>
              </text:list-item>
              <text:list-item>
                <text:p>Cython's annotate fla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Additional capabilitie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Parallel Programming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elated Utilitie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Python Compilers</text:span></text:p>
                <text:list>
                  <text:list-item>
                    <text:p><text:span text:style-name="T1">Numba</text:span></text:p>
                  </text:list-item>
                  <text:list-item>
                    <text:p><text:span text:style-name="T1">PyPy</text:span></text:p>
                  </text:list-item>
                  <text:list-item>
                    <text:p><text:span text:style-name="T1">Nuitka</text:span></text:p>
                  </text:list-item>
                </text:list>
              </text:list-item>
              <text:list-item>
                <text:p><text:span text:style-name="T3">Wrapping Utilities</text:span></text:p>
                <text:list>
                  <text:list-item>
                    <text:p><text:span text:style-name="T1">SWIG</text:span></text:p>
                  </text:list-item>
                  <text:list-item>
                    <text:p><text:span text:style-name="T1">Boost.Pyth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Project webpage: www.cython.org</text:span></text:p>
              </text:list-item>
              <text:list-item>
                <text:p><text:span text:style-name="T4">Cython</text:span><text:span text:style-name="T1">, Kurt W. Smith, (c) 2015, O'Reilly Media, Inc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ian Magill</meta:initial-creator>
    <meta:creation-date>2015-03-15T21:32:22</meta:creation-date>
    <meta:editing-duration>PT2H9M28S</meta:editing-duration>
    <meta:editing-cycles>15</meta:editing-cycles>
    <dc:date>2015-03-18T21:58:14</dc:date>
    <dc:creator>Brian Magill</dc:creator>
    <meta:generator>OpenOffice/4.0.1$Unix OpenOffice.org_project/401m5$Build-9714</meta:generator>
    <meta:document-statistic meta:object-count="105"/>
  </office:meta>
</office:document-meta>
</file>